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d08d" officeooo:paragraph-rsid="001ed08d"/>
    </style:style>
    <style:style style:name="P2" style:family="paragraph" style:parent-style-name="Standard">
      <style:text-properties officeooo:rsid="001ed08d" officeooo:paragraph-rsid="00215b76"/>
    </style:style>
    <style:style style:name="P3" style:family="paragraph" style:parent-style-name="Standard">
      <style:text-properties officeooo:rsid="00215b76" officeooo:paragraph-rsid="00215b76"/>
    </style:style>
    <style:style style:name="P4" style:family="paragraph" style:parent-style-name="Standard">
      <style:text-properties officeooo:rsid="0022ea05" officeooo:paragraph-rsid="0022ea05"/>
    </style:style>
    <style:style style:name="P5" style:family="paragraph" style:parent-style-name="Standard">
      <style:text-properties officeooo:rsid="00246665" officeooo:paragraph-rsid="00246665"/>
    </style:style>
    <style:style style:name="P6" style:family="paragraph" style:parent-style-name="Standard">
      <style:text-properties officeooo:rsid="00246665" officeooo:paragraph-rsid="00246665"/>
    </style:style>
    <style:style style:name="P7" style:family="paragraph" style:parent-style-name="Standard">
      <style:text-properties officeooo:rsid="002711be" officeooo:paragraph-rsid="002711be"/>
    </style:style>
    <style:style style:name="P8" style:family="paragraph" style:parent-style-name="Standard">
      <style:text-properties officeooo:rsid="00271783" officeooo:paragraph-rsid="002711be"/>
    </style:style>
    <style:style style:name="P9" style:family="paragraph" style:parent-style-name="Standard">
      <style:text-properties officeooo:rsid="00271783" officeooo:paragraph-rsid="00271783"/>
    </style:style>
    <style:style style:name="T1" style:family="text">
      <style:text-properties officeooo:rsid="00215b76"/>
    </style:style>
    <style:style style:name="T2" style:family="text">
      <style:text-properties officeooo:rsid="0021fa27"/>
    </style:style>
    <style:style style:name="T3" style:family="text">
      <style:text-properties officeooo:rsid="00246665"/>
    </style:style>
    <style:style style:name="T4" style:family="text">
      <style:text-properties officeooo:rsid="00263496"/>
    </style:style>
    <style:style style:name="T5" style:family="text">
      <style:text-properties officeooo:rsid="002829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ientists have been using more computational resources in order to perform &lt;science&gt; on various HPC machines. These experiments are used to drive drug discovery, to analyze data to find fundamental particles, etc... Given the growing scale and complexity of the different computational problems <text:span text:style-name="T1">which they are asking</text:span>, <text:span text:style-name="T1">scientists now simultaneously utilize several distributed computing resource, like Stampede and Gordon, in order to run as many experiments as possible. However, different machines are designed with different hardware and software capabilities. The ability to use several distributed computing resources each with different performance capabilities begs the question: “How should I partition my scientific workload across a set of resources to minimize the time-to-completion?”</text:span></text:p>
      <text:p text:style-name="P1"/>
      <text:p text:style-name="P3">The natural answer would be to always pick the resource which takes the least amount of time to execute the computational workloads. The problem with this is that many HPC machines have a local resource manager which schedules which jobs will run next. When a job is submitted to the local resource manager for execution, the scientist must wait for the LRMS to schedule his or her tasks to run. If all jobs are scheduled to <text:span text:style-name="T2">some faster subset of </text:span>distributed computing resources, the<text:span text:style-name="T2">n the faster machines may have very long wait times and the slower machines may be underutilized. Additionally, it may be beneficial to submit a job to a slower machine with a possibly shorter queue time. When deciding which distributed computing resource to use it is important to consider all time-costs which a user must bear.</text:span></text:p>
      <text:p text:style-name="P3"/>
      <text:p text:style-name="P4">While the ultimate goal is to develop a method with which we can partition a scientific workload across several machines in order to minimize the time-to-completion, there has been little research &lt;NEED MORE READINGS&gt; which can be used to inform the user on how to pick a resource. There have been <text:span text:style-name="T3">a number of </text:span>queue predictors developed to <text:span text:style-name="T3">inform users of how long a job will wait in a queue, but their accuracy is often no better than random &lt;DOUBLE CHECK&gt;. Moreover, the queue predictors are constructed using the logs of all run on a machine as a sample and thus do not take into account the effects which the policy can have (allocation rate, account, etc...).</text:span></text:p>
      <text:p text:style-name="P4"/>
      <text:p text:style-name="P5">&lt;XDMOD and how its presentation of data is different&gt;</text:p>
      <text:p text:style-name="P4"/>
      <text:p text:style-name="P5">In this paper <text:span text:style-name="T4">we use</text:span> a source of historical source of data like XDMoD <text:span text:style-name="T4">in order to understand what factors affect the queue time of a job, and investigate whether it is possible to construct a model which can be used to predict the queue time of a particular job</text:span></text:p>
      <text:p text:style-name="P5"/>
      <text:p text:style-name="P7">Related Work</text:p>
      <text:p text:style-name="P8"/>
      <text:p text:style-name="P9">There have been advances in developing workload management systems which can take as input the specifications of a computational workload, submit pilot jobs onto the distributed computing resource and manage the execution of each individual tasks. &lt;SOMETHING WHICH DISCUSSES THE DIFFERENT USECASES&gt;. </text:p>
      <text:p text:style-name="P9"/>
      <text:p text:style-name="P9">At the same time, there have been developments to predict the queue time of a job submitted to various HPC. &lt;Wolski et al, Application Level Scheduling AppLeS&gt;. &lt;<text:span text:style-name="T5">Wolski et al. QBETS&gt;. &lt;Warren Smith, Karnak, also incorporate Decision Trees&gt;.</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3:21:50.495304423</meta:creation-date>
    <dc:date>2016-08-24T15:09:05.738679450</dc:date>
    <meta:editing-duration>PT11M40S</meta:editing-duration>
    <meta:editing-cycles>2</meta:editing-cycles>
    <meta:generator>LibreOffice/4.2.8.2$Linux_X86_64 LibreOffice_project/420m0$Build-2</meta:generator>
    <meta:document-statistic meta:table-count="0" meta:image-count="0" meta:object-count="0" meta:page-count="1" meta:paragraph-count="8" meta:word-count="508" meta:character-count="3138" meta:non-whitespace-character-count="2637"/>
  </office:meta>
</office:document-meta>
</file>